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cc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me: 100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6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3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0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6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0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8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5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1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2.0489" calcext:value-type="float">
            <text:p>82.0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8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4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3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685" calcext:value-type="float">
            <text:p>91.6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0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6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2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9976" calcext:value-type="float">
            <text:p>94.99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3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5.8315" calcext:value-type="float">
            <text:p>75.8315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9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9.369" calcext:value-type="float">
            <text:p>79.3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5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1577" calcext:value-type="float">
            <text:p>92.15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1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1.6578" calcext:value-type="float">
            <text:p>71.6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7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1165" calcext:value-type="float">
            <text:p>88.1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3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0837" calcext:value-type="float">
            <text:p>94.08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0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9.9394" calcext:value-type="float">
            <text:p>69.939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8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0.4534" calcext:value-type="float">
            <text:p>90.4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4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2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8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5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4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9577" calcext:value-type="float">
            <text:p>93.9577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0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8.6733" calcext:value-type="float">
            <text:p>88.6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7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0.9981" calcext:value-type="float">
            <text:p>80.9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31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1154" calcext:value-type="float">
            <text:p>91.1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2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9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6262" calcext:value-type="float">
            <text:p>99.6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5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3.7326" calcext:value-type="float">
            <text:p>83.7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3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4401" calcext:value-type="float">
            <text:p>99.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03:32.442214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5:06:41.21604343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10" meta:object-count="0"/>
  </office:meta>
</office:document-meta>
</file>